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marker-start="Arrow" draw:marker-end="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marker-start="Arrow" draw:marker-end="Arrow" draw:fill="none" draw:fill-color="#ffffff" draw:textarea-horizontal-align="right" draw:textarea-vertical-align="justify" draw:auto-grow-height="false" draw:auto-grow-width="true" fo:min-width="3.81cm"/>
      <style:paragraph-properties style:writing-mode="tb-rl"/>
    </style:style>
    <style:style style:name="gr4" style:family="graphic" style:parent-style-name="standard">
      <style:graphic-properties draw:stroke="none" svg:stroke-color="#000000" draw:marker-start="Arrow" draw:marker-end="Arrow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color="#b84747" fo:font-size="40pt" style:font-size-asian="40pt" style:font-size-complex="40pt"/>
    </style:style>
    <style:style style:name="P3" style:family="paragraph">
      <style:paragraph-properties fo:text-align="center"/>
      <style:text-properties fo:color="#b84747" fo:font-size="40pt" style:font-size-asian="40pt" style:font-size-complex="4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b84747" fo:font-size="40pt" style:font-size-asian="40pt" style:font-size-complex="40pt"/>
    </style:style>
    <style:style style:name="T1" style:family="text">
      <style:text-properties fo:color="#b84747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53cm" svg:y1="1.118cm" svg:x2="1.753cm" svg:y2="9.373cm">
          <text:p text:style-name="P5"/>
        </draw:line>
        <draw:line draw:style-name="gr1" draw:text-style-name="P1" draw:layer="layout" svg:x1="0.483cm" svg:y1="7.468cm" svg:x2="11.913cm" svg:y2="7.468cm">
          <text:p text:style-name="P5"/>
        </draw:line>
        <draw:polygon draw:style-name="gr2" draw:text-style-name="P3" draw:layer="layout" svg:width="11.708cm" svg:height="2.539cm" svg:x="0.483cm" svg:y="2.388cm" svg:viewBox="0 0 11709 2540" draw:points="0,2540 11709,2540 11709,1905 11709,1270 11709,635 11709,0 0,0 0,635 0,1270 0,1905">
          <text:p text:style-name="P2"><text:span text:style-name="T1">P</text:span></text:p>
        </draw:polygon>
        <draw:polygon draw:style-name="gr2" draw:text-style-name="P1" draw:layer="layout" svg:width="6.589cm" svg:height="3.453cm" svg:x="4.688cm" svg:y="6.198cm" svg:viewBox="0 0 6590 3454" draw:points="635,3454 0,2540 0,1905 635,635 1905,0 3175,635 5715,2540 6590,3454">
          <text:p text:style-name="P4"><text:s text:c="66"/></text:p>
        </draw:polygon>
        <draw:frame draw:style-name="gr3" draw:text-style-name="P5" draw:layer="layout" svg:width="4.31cm" svg:height="1.27cm" svg:x="3.158cm" svg:y="2.388cm">
          <draw:text-box>
            <text:p text:style-name="P5"/>
          </draw:text-box>
        </draw:frame>
        <draw:frame draw:style-name="gr4" draw:text-style-name="P6" draw:layer="layout" svg:width="1.905cm" svg:height="1.999cm" svg:x="5.963cm" svg:y="6.974cm">
          <draw:text-box>
            <text:p text:style-name="P6"><text:span text:style-name="T1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508cm" fo:margin-left="0.483cm" fo:margin-right="0.508cm" fo:page-width="12.7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Brandon Dutra</meta:initial-creator>
    <meta:creation-date>2011-04-29T09:54:45</meta:creation-date>
    <dc:creator>Brandon Dutra</dc:creator>
    <dc:date>2011-04-29T10:08:52</dc:date>
    <meta:editing-cycles>1</meta:editing-cycles>
    <meta:editing-duration>PT14M8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